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ova Cond" svg:font-family="'Arial Nova Cond'" style:font-family-generic="swiss" style:font-pitch="variable"/>
    <style:font-face style:name="Arial Nova Cond1" svg:font-family="'Arial Nova Cond'" style:font-adornments="Gras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false" fo:min-height="1.779cm"/>
      <style:paragraph-properties style:writing-mode="lr-tb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 fo:min-height="0.213cm" fo:min-width="0cm"/>
    </style:style>
    <style:style style:name="gr4" style:family="graphic" style:parent-style-name="standard">
      <style:graphic-properties draw:stroke="none" draw:stroke-dash="Line_20_with_20_Fine_20_Dots" draw:marker-start=""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808080" draw:fill="none" draw:textarea-horizontal-align="justify" draw:textarea-vertical-align="middle" draw:auto-grow-height="false" fo:min-height="5.75cm" fo:min-width="4.1cm"/>
    </style:style>
    <style:style style:name="gr6" style:family="graphic" style:parent-style-name="standard">
      <style:graphic-properties svg:stroke-color="#666666" draw:fill="none" draw:textarea-horizontal-align="justify" draw:textarea-vertical-align="middle" draw:auto-grow-height="false" fo:min-height="5.75cm" fo:min-width="4.1cm"/>
    </style:style>
    <style:style style:name="gr7" style:family="graphic" style:parent-style-name="standard">
      <style:graphic-properties draw:stroke="solid" draw:stroke-dash="Fine_20_Dashed" svg:stroke-color="#f2ecd7" draw:marker-start="" draw:fill-color="#f2ecd7" draw:textarea-horizontal-align="justify" draw:textarea-vertical-align="middle" draw:auto-grow-height="false" fo:min-height="2.594cm" fo:min-width="1.806cm"/>
    </style:style>
    <style:style style:name="gr8" style:family="graphic" style:parent-style-name="standard">
      <style:graphic-properties draw:stroke="solid" draw:stroke-dash="Fine_20_Dashed" svg:stroke-color="#ad9670" draw:marker-start="" draw:fill-color="#ad9670" draw:textarea-horizontal-align="justify" draw:textarea-vertical-align="middle" draw:auto-grow-height="false" fo:min-height="2.594cm" fo:min-width="1.806cm"/>
    </style:style>
    <style:style style:name="gr9" style:family="graphic" style:parent-style-name="standard">
      <style:graphic-properties draw:stroke="solid" draw:stroke-dash="Fine_20_Dashed" svg:stroke-color="#f2ecd7" draw:marker-start="" draw:fill-color="#f2ecd7" draw:textarea-horizontal-align="justify" draw:textarea-vertical-align="middle" draw:auto-grow-height="false" fo:min-height="2.595cm" fo:min-width="1.806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417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263cm"/>
      <style:paragraph-properties style:writing-mode="lr-tb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57cm"/>
      <style:paragraph-properties style:writing-mode="lr-tb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493cm"/>
      <style:paragraph-properties style:writing-mode="lr-tb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364cm"/>
      <style:paragraph-properties style:writing-mode="lr-tb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648cm"/>
      <style:paragraph-properties style:writing-mode="lr-tb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34cm"/>
      <style:paragraph-properties style:writing-mode="lr-tb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647cm"/>
      <style:paragraph-properties style:writing-mode="lr-tb"/>
    </style:style>
    <style:style style:name="gr18" style:family="graphic" style:parent-style-name="standard">
      <style:graphic-properties svg:stroke-width="0.092cm" svg:stroke-color="#e31e29" draw:marker-start-width="0.338cm" draw:marker-end-width="0.338cm" draw:fill="none" draw:textarea-horizontal-align="justify" draw:textarea-vertical-align="middle" draw:auto-grow-height="false" fo:min-height="0.007cm" fo:min-width="0.038cm" fo:padding-top="0.171cm" fo:padding-bottom="0.171cm" fo:padding-left="0.296cm" fo:padding-right="0.29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Arial Nova Cond1" fo:font-size="22pt" fo:font-weight="bold" style:font-size-asian="18pt" style:font-size-complex="18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2ecd7"/>
      <style:paragraph-properties fo:text-align="center"/>
    </style:style>
    <style:style style:name="P7" style:family="paragraph">
      <loext:graphic-properties draw:fill-color="#ad967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0000"/>
      <style:paragraph-properties fo:text-align="center" style:writing-mode="lr-tb"/>
    </style:style>
    <style:style style:name="T1" style:family="text">
      <style:text-properties style:font-name="Arial Nova Cond1" fo:font-size="22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cm" svg:height="3.5cm" svg:x="2.25cm" svg:y="15.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4.6cm" svg:height="1cm" svg:x="1.7cm" svg:y="19.5cm">
          <draw:text-box>
            <text:p text:style-name="P1"><text:span text:style-name="T1">CHANCE</text:span></text:p>
          </draw:text-box>
        </draw:frame>
        <draw:custom-shape draw:style-name="gr3" draw:text-style-name="P3" draw:layer="layout" svg:width="0.666cm" svg:height="0.655cm" svg:x="3.663cm" svg:y="16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13cm" svg:height="0.739cm" draw:transform="skewX (-0.00942477796076941) rotate (0.530580092606276) translate (3.343cm 16.3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6cm" svg:height="6cm" svg:x="1.7cm" svg:y="1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cm" svg:height="3.5cm" svg:x="8.25cm" svg:y="15.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4.6cm" svg:height="1cm" svg:x="7.7cm" svg:y="19.5cm">
          <draw:text-box>
            <text:p text:style-name="P1"><text:span text:style-name="T1">CHANCE</text:span></text:p>
          </draw:text-box>
        </draw:frame>
        <draw:custom-shape draw:style-name="gr3" draw:text-style-name="P3" draw:layer="layout" svg:width="0.666cm" svg:height="0.655cm" svg:x="9.663cm" svg:y="16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13cm" svg:height="0.739cm" draw:transform="skewX (-0.00942477796076941) rotate (0.530580092606276) translate (9.343cm 16.3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6cm" svg:height="6cm" svg:x="7.7cm" svg:y="1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cm" svg:height="3.5cm" svg:x="14.25cm" svg:y="15.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4.6cm" svg:height="1cm" svg:x="13.7cm" svg:y="19.5cm">
          <draw:text-box>
            <text:p text:style-name="P1"><text:span text:style-name="T1">CHANCE</text:span></text:p>
          </draw:text-box>
        </draw:frame>
        <draw:custom-shape draw:style-name="gr3" draw:text-style-name="P3" draw:layer="layout" svg:width="0.666cm" svg:height="0.655cm" svg:x="15.663cm" svg:y="16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13cm" svg:height="0.739cm" draw:transform="skewX (-0.00942477796076941) rotate (0.530580092606276) translate (15.343cm 16.3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6cm" svg:height="6cm" svg:x="13.7cm" svg:y="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cm" svg:height="1cm" svg:x="8.9cm" svg:y="9.2cm">
          <draw:text-box>
            <text:p text:style-name="P1"><text:span text:style-name="T1">IMPÔTS</text:span></text:p>
          </draw:text-box>
        </draw:frame>
        <draw:custom-shape draw:style-name="gr6" draw:text-style-name="P5" draw:layer="layout" svg:width="4.6cm" svg:height="6cm" svg:x="8.9cm" svg:y="4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306cm" svg:height="2.844cm" draw:transform="rotate (-0.0120427718387613) translate (9.988cm 5.4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306cm" svg:height="2.844cm" draw:transform="skewX (0.000349065850398866) rotate (-0.0996583002888765) translate (10.172cm 5.27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306cm" svg:height="2.845cm" draw:transform="rotate (0.131423292675173) translate (9.871cm 5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923cm" svg:height="0.077cm" draw:transform="rotate (0.131423292675173) translate (10.589cm 5.52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769cm" svg:height="0.077cm" draw:transform="rotate (0.131423292675173) translate (10.095cm 5.9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076cm" svg:height="0.077cm" draw:transform="rotate (0.131423292675173) translate (10.186cm 6.58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999cm" svg:height="0.077cm" draw:transform="rotate (0.131423292675173) translate (10.126cm 6.1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999cm" svg:height="0.077cm" draw:transform="rotate (0.131423292675173) translate (10.156cm 6.35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769cm" svg:height="0.077cm" draw:transform="rotate (0.131423292675173) translate (10.216cm 6.81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999cm" svg:height="0.077cm" draw:transform="rotate (0.131423292675173) translate (10.246cm 7.04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0.87cm" svg:height="0.077cm" draw:transform="rotate (0.131423292675173) translate (11.405cm 7.2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154cm" svg:height="0.077cm" draw:transform="rotate (0.131423292675173) translate (10.934cm 5.79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0.846cm" svg:height="0.077cm" draw:transform="rotate (0.131423292675173) translate (11.33cm 6.43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153cm" svg:height="0.077cm" draw:transform="rotate (0.131423292675173) translate (11.054cm 6.70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89cm" svg:height="0.493cm" draw:transform="skewX (0.00209439510239319) rotate (0.131423292675173) translate (11.344cm 6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ova Cond" svg:font-family="'Arial Nova Cond'" style:font-family-generic="swiss" style:font-pitch="variable"/>
    <style:font-face style:name="Arial Nova Cond1" svg:font-family="'Arial Nova Cond'" style:font-adornments="Gras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9-04-16T11:32:18.87</meta:creation-date>
    <meta:editing-duration>PT36M</meta:editing-duration>
    <meta:editing-cycles>7</meta:editing-cycles>
    <meta:generator>LibreOffice/6.4.4.2$Windows_X86_64 LibreOffice_project/3d775be2011f3886db32dfd395a6a6d1ca2630ff</meta:generator>
    <dc:date>2020-06-15T16:16:18.688000000</dc:date>
    <meta:print-date>2020-06-15T16:12:42.384000000</meta:print-date>
    <meta:document-statistic meta:object-count="3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0066"/>
    </style:style>
    <style:style style:name="ch8" style:family="chart">
      <style:chart-properties chart:solid-type="cuboid"/>
      <style:graphic-properties draw:fill-color="#0084d1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004586"/>
    </style:style>
    <style:style style:name="ch12" style:family="chart">
      <style:chart-properties chart:solid-type="cuboid"/>
      <style:graphic-properties draw:fill-color="#ff420e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21" style:family="chart">
      <style:chart-properties chart:solid-type="cuboid"/>
      <style:graphic-properties draw:fill-color="#ff66cc"/>
    </style:style>
    <style:style style:name="ch22" style:family="chart">
      <style:chart-properties chart:solid-type="cuboid"/>
      <style:graphic-properties draw:fill-color="#ffff66"/>
    </style:style>
    <style:style style:name="ch23" style:family="chart">
      <style:chart-properties chart:solid-type="cuboid"/>
      <style:graphic-properties draw:fill-color="#66ff66"/>
    </style:style>
    <style:style style:name="ch2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.501cm" svg:height="3.501cm" xlink:href="." xlink:type="simple" chart:class="chart:ring" chart:style-name="ch1">
        <chart:plot-area chart:style-name="ch2" chart:data-source-has-labels="both" svg:x="0.07cm" svg:y="0.07cm" svg:width="3.361cm" svg:height="3.361cm">
          <chartooo:coordinate-region svg:x="0.07cm" svg:y="0.071cm" svg:width="3.36cm" svg:height="3.36cm"/>
          <chart:axis chart:dimension="x" chart:name="primary-x" chart:style-name="ch3" chartooo:axis-type="auto">
            <chartooo:date-scale/>
            <chart:categories table:cell-range-address="local-table.$A$2:.$A$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7"/>
            <chart:data-point chart:style-name="ch8"/>
            <chart:data-point chart:style-name="ch9"/>
            <chart:data-point chart:style-name="ch10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9"/>
            <chart:data-point chart:style-name="ch10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series chart:style-name="ch20" chart:values-cell-range-address="local-table.$C$2:.$C$25" chart:label-cell-address="local-table.$C$1" chart:class="chart:circle">
            <chart:data-point chart:style-name="ch11"/>
            <chart:data-point chart:style-name="ch12"/>
            <chart:data-point chart:style-name="ch9"/>
            <chart:data-point chart:style-name="ch10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21"/>
            <chart:data-point chart:style-name="ch14"/>
            <chart:data-point chart:style-name="ch22"/>
            <chart:data-point chart:style-name="ch23"/>
            <chart:data-point chart:style-name="ch21"/>
            <chart:data-point chart:style-name="ch14"/>
            <chart:data-point chart:style-name="ch22"/>
            <chart:data-point chart:style-name="ch23"/>
            <chart:data-point chart:style-name="ch21"/>
            <chart:data-point chart:style-name="ch14"/>
            <chart:data-point chart:style-name="ch22"/>
            <chart:data-point chart:style-name="ch23"/>
          </chart:series>
          <chart:series chart:style-name="ch24" chart:values-cell-range-address="local-table.$D$2:.$D$25" chart:label-cell-address="local-table.$D$1" chart:class="chart:circle">
            <chart:data-point chart:style-name="ch11"/>
            <chart:data-point chart:style-name="ch12"/>
            <chart:data-point chart:style-name="ch9"/>
            <chart:data-point chart:style-name="ch10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21"/>
            <chart:data-point chart:style-name="ch14"/>
            <chart:data-point chart:style-name="ch22"/>
            <chart:data-point chart:style-name="ch23"/>
            <chart:data-point chart:style-name="ch21"/>
            <chart:data-point chart:style-name="ch14"/>
            <chart:data-point chart:style-name="ch22"/>
            <chart:data-point chart:style-name="ch23"/>
            <chart:data-point chart:style-name="ch21"/>
            <chart:data-point chart:style-name="ch14"/>
            <chart:data-point chart:style-name="ch22"/>
            <chart:data-point chart:style-name="ch23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0066"/>
    </style:style>
    <style:style style:name="ch8" style:family="chart">
      <style:chart-properties chart:solid-type="cuboid"/>
      <style:graphic-properties draw:fill-color="#0084d1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004586"/>
    </style:style>
    <style:style style:name="ch12" style:family="chart">
      <style:chart-properties chart:solid-type="cuboid"/>
      <style:graphic-properties draw:fill-color="#ff420e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21" style:family="chart">
      <style:chart-properties chart:solid-type="cuboid"/>
      <style:graphic-properties draw:fill-color="#ff66cc"/>
    </style:style>
    <style:style style:name="ch22" style:family="chart">
      <style:chart-properties chart:solid-type="cuboid"/>
      <style:graphic-properties draw:fill-color="#ffff66"/>
    </style:style>
    <style:style style:name="ch23" style:family="chart">
      <style:chart-properties chart:solid-type="cuboid"/>
      <style:graphic-properties draw:fill-color="#66ff66"/>
    </style:style>
    <style:style style:name="ch2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.501cm" svg:height="3.501cm" xlink:href="." xlink:type="simple" chart:class="chart:ring" chart:style-name="ch1">
        <chart:plot-area chart:style-name="ch2" chart:data-source-has-labels="both" svg:x="0.07cm" svg:y="0.07cm" svg:width="3.361cm" svg:height="3.361cm">
          <chartooo:coordinate-region svg:x="0.07cm" svg:y="0.071cm" svg:width="3.36cm" svg:height="3.36cm"/>
          <chart:axis chart:dimension="x" chart:name="primary-x" chart:style-name="ch3" chartooo:axis-type="auto">
            <chartooo:date-scale/>
            <chart:categories table:cell-range-address="local-table.$A$2:.$A$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7"/>
            <chart:data-point chart:style-name="ch8"/>
            <chart:data-point chart:style-name="ch9"/>
            <chart:data-point chart:style-name="ch10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9"/>
            <chart:data-point chart:style-name="ch10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series chart:style-name="ch20" chart:values-cell-range-address="local-table.$C$2:.$C$25" chart:label-cell-address="local-table.$C$1" chart:class="chart:circle">
            <chart:data-point chart:style-name="ch11"/>
            <chart:data-point chart:style-name="ch12"/>
            <chart:data-point chart:style-name="ch9"/>
            <chart:data-point chart:style-name="ch10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21"/>
            <chart:data-point chart:style-name="ch14"/>
            <chart:data-point chart:style-name="ch22"/>
            <chart:data-point chart:style-name="ch23"/>
            <chart:data-point chart:style-name="ch21"/>
            <chart:data-point chart:style-name="ch14"/>
            <chart:data-point chart:style-name="ch22"/>
            <chart:data-point chart:style-name="ch23"/>
            <chart:data-point chart:style-name="ch21"/>
            <chart:data-point chart:style-name="ch14"/>
            <chart:data-point chart:style-name="ch22"/>
            <chart:data-point chart:style-name="ch23"/>
          </chart:series>
          <chart:series chart:style-name="ch24" chart:values-cell-range-address="local-table.$D$2:.$D$25" chart:label-cell-address="local-table.$D$1" chart:class="chart:circle">
            <chart:data-point chart:style-name="ch11"/>
            <chart:data-point chart:style-name="ch12"/>
            <chart:data-point chart:style-name="ch9"/>
            <chart:data-point chart:style-name="ch10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21"/>
            <chart:data-point chart:style-name="ch14"/>
            <chart:data-point chart:style-name="ch22"/>
            <chart:data-point chart:style-name="ch23"/>
            <chart:data-point chart:style-name="ch21"/>
            <chart:data-point chart:style-name="ch14"/>
            <chart:data-point chart:style-name="ch22"/>
            <chart:data-point chart:style-name="ch23"/>
            <chart:data-point chart:style-name="ch21"/>
            <chart:data-point chart:style-name="ch14"/>
            <chart:data-point chart:style-name="ch22"/>
            <chart:data-point chart:style-name="ch23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0066"/>
    </style:style>
    <style:style style:name="ch8" style:family="chart">
      <style:chart-properties chart:solid-type="cuboid"/>
      <style:graphic-properties draw:fill-color="#0084d1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004586"/>
    </style:style>
    <style:style style:name="ch12" style:family="chart">
      <style:chart-properties chart:solid-type="cuboid"/>
      <style:graphic-properties draw:fill-color="#ff420e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21" style:family="chart">
      <style:chart-properties chart:solid-type="cuboid"/>
      <style:graphic-properties draw:fill-color="#ff66cc"/>
    </style:style>
    <style:style style:name="ch22" style:family="chart">
      <style:chart-properties chart:solid-type="cuboid"/>
      <style:graphic-properties draw:fill-color="#ffff66"/>
    </style:style>
    <style:style style:name="ch23" style:family="chart">
      <style:chart-properties chart:solid-type="cuboid"/>
      <style:graphic-properties draw:fill-color="#66ff66"/>
    </style:style>
    <style:style style:name="ch2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.501cm" svg:height="3.501cm" xlink:href="." xlink:type="simple" chart:class="chart:ring" chart:style-name="ch1">
        <chart:plot-area chart:style-name="ch2" chart:data-source-has-labels="both" svg:x="0.07cm" svg:y="0.07cm" svg:width="3.361cm" svg:height="3.361cm">
          <chartooo:coordinate-region svg:x="0.07cm" svg:y="0.071cm" svg:width="3.36cm" svg:height="3.36cm"/>
          <chart:axis chart:dimension="x" chart:name="primary-x" chart:style-name="ch3" chartooo:axis-type="auto">
            <chartooo:date-scale/>
            <chart:categories table:cell-range-address="local-table.$A$2:.$A$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7"/>
            <chart:data-point chart:style-name="ch8"/>
            <chart:data-point chart:style-name="ch9"/>
            <chart:data-point chart:style-name="ch10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9"/>
            <chart:data-point chart:style-name="ch10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series chart:style-name="ch20" chart:values-cell-range-address="local-table.$C$2:.$C$25" chart:label-cell-address="local-table.$C$1" chart:class="chart:circle">
            <chart:data-point chart:style-name="ch11"/>
            <chart:data-point chart:style-name="ch12"/>
            <chart:data-point chart:style-name="ch9"/>
            <chart:data-point chart:style-name="ch10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21"/>
            <chart:data-point chart:style-name="ch14"/>
            <chart:data-point chart:style-name="ch22"/>
            <chart:data-point chart:style-name="ch23"/>
            <chart:data-point chart:style-name="ch21"/>
            <chart:data-point chart:style-name="ch14"/>
            <chart:data-point chart:style-name="ch22"/>
            <chart:data-point chart:style-name="ch23"/>
            <chart:data-point chart:style-name="ch21"/>
            <chart:data-point chart:style-name="ch14"/>
            <chart:data-point chart:style-name="ch22"/>
            <chart:data-point chart:style-name="ch23"/>
          </chart:series>
          <chart:series chart:style-name="ch24" chart:values-cell-range-address="local-table.$D$2:.$D$25" chart:label-cell-address="local-table.$D$1" chart:class="chart:circle">
            <chart:data-point chart:style-name="ch11"/>
            <chart:data-point chart:style-name="ch12"/>
            <chart:data-point chart:style-name="ch9"/>
            <chart:data-point chart:style-name="ch10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21"/>
            <chart:data-point chart:style-name="ch14"/>
            <chart:data-point chart:style-name="ch22"/>
            <chart:data-point chart:style-name="ch23"/>
            <chart:data-point chart:style-name="ch21"/>
            <chart:data-point chart:style-name="ch14"/>
            <chart:data-point chart:style-name="ch22"/>
            <chart:data-point chart:style-name="ch23"/>
            <chart:data-point chart:style-name="ch21"/>
            <chart:data-point chart:style-name="ch14"/>
            <chart:data-point chart:style-name="ch22"/>
            <chart:data-point chart:style-name="ch23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